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9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6" office:value-type="string" calcext:value-type="string">
            <text:p>VOUT</text:p>
          </table:table-cell>
          <table:table-cell table:style-name="ce9" office:value-type="string" calcext:value-type="string">
            <text:p>R_Tot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.8" calcext:value-type="float">
            <text:p>1,80</text:p>
          </table:table-cell>
          <table:table-cell table:style-name="ce2" table:formula="of:=1.25*[.A$16]*([.A2] - 0.8)" office:value-type="float" office:value="1.25" calcext:value-type="float">
            <text:p>1,2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,00</text:p>
          </table:table-cell>
          <table:table-cell table:style-name="ce2" table:formula="of:=1.25*[.A$16]*([.A3] - 0.8)" office:value-type="float" office:value="1.5" calcext:value-type="float">
            <text:p>1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2" calcext:value-type="float">
            <text:p>2,20</text:p>
          </table:table-cell>
          <table:table-cell table:style-name="ce2" table:formula="of:=1.25*[.A$16]*([.A4] - 0.8)" office:value-type="float" office:value="1.75" calcext:value-type="float">
            <text:p>1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3" calcext:value-type="float">
            <text:p>2,30</text:p>
          </table:table-cell>
          <table:table-cell table:style-name="ce2" table:formula="of:=1.25*[.A$16]*([.A5] - 0.8)" office:value-type="float" office:value="1.875" calcext:value-type="float">
            <text:p>1,8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4" calcext:value-type="float">
            <text:p>2,40</text:p>
          </table:table-cell>
          <table:table-cell table:style-name="ce2" table:formula="of:=1.25*[.A$16]*([.A6] - 0.8)" office:value-type="float" office:value="2" calcext:value-type="float">
            <text:p>2,0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8" calcext:value-type="float">
            <text:p>2,80</text:p>
          </table:table-cell>
          <table:table-cell table:style-name="ce2" table:formula="of:=1.25*[.A$16]*([.A7] - 0.8)" office:value-type="float" office:value="2.5" calcext:value-type="float">
            <text:p>2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9" calcext:value-type="float">
            <text:p>2,90</text:p>
          </table:table-cell>
          <table:table-cell table:style-name="ce2" table:formula="of:=1.25*[.A$16]*([.A8] - 0.8)" office:value-type="float" office:value="2.625" calcext:value-type="float">
            <text:p>2,6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2" table:formula="of:=1.25*[.A$16]*([.A9] - 0.8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2" calcext:value-type="float">
            <text:p>3,20</text:p>
          </table:table-cell>
          <table:table-cell table:style-name="ce2" table:formula="of:=1.25*[.A$16]*([.A10] - 0.8)" office:value-type="float" office:value="3" calcext:value-type="float">
            <text:p>3,0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3" calcext:value-type="float">
            <text:p>3,30</text:p>
          </table:table-cell>
          <table:table-cell table:style-name="ce2" table:formula="of:=1.25*[.A$16]*([.A11] - 0.8)" office:value-type="float" office:value="3.125" calcext:value-type="float">
            <text:p>3,1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52" calcext:value-type="float">
            <text:p>3,52</text:p>
          </table:table-cell>
          <table:table-cell table:style-name="ce2" table:formula="of:=1.25*[.A$16]*([.A12] - 0.8)" office:value-type="float" office:value="3.4" calcext:value-type="float">
            <text:p>3,40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R7</text:p>
          </table:table-cell>
          <table:table-cell table:style-name="ce10" office:value-type="string" calcext:value-type="string">
            <text:p>R6</text:p>
          </table:table-cell>
          <table:table-cell table:style-name="ce9" office:value-type="string" calcext:value-type="string">
            <text:p>R3 (SW1)</text:p>
          </table:table-cell>
          <table:table-cell table:style-name="ce10" office:value-type="string" calcext:value-type="string">
            <text:p>R4 (SW2)</text:p>
          </table:table-cell>
          <table:table-cell table:style-name="ce10" office:value-type="string" calcext:value-type="string">
            <text:p>R5 (SW3)</text:p>
          </table:table-cell>
          <table:table-cell table:style-name="ce10" office:value-type="string" calcext:value-type="string">
            <text:p>R7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21" calcext:value-type="float">
            <text:p>21,0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6.34" calcext:value-type="float">
            <text:p>6,34</text:p>
          </table:table-cell>
          <table:table-cell table:style-name="ce2" office:value-type="float" office:value="3" calcext:value-type="float">
            <text:p>3,00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2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9" office:value-type="string" calcext:value-type="string">
            <text:p>SW1</text:p>
          </table:table-cell>
          <table:table-cell table:style-name="ce9" office:value-type="string" calcext:value-type="string">
            <text:p>SW2</text:p>
          </table:table-cell>
          <table:table-cell table:style-name="ce9" office:value-type="string" calcext:value-type="string">
            <text:p>SW3</text:p>
          </table:table-cell>
          <table:table-cell table:style-name="ce9" office:value-type="string" calcext:value-type="string">
            <text:p>SW4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6] + [.A20]/[.C$16] + [.B20]/[.D$16] + [.C20]/[.E$16] + [.D20]/[.F$16])" office:value-type="float" office:value="3" calcext:value-type="float">
            <text:p>3,00</text:p>
          </table:table-cell>
          <table:table-cell table:style-name="ce2" table:formula="of:=0.8*(1+[.E20]/[.A$16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6] + [.A21]/[.C$16] + [.B21]/[.D$16] + [.C21]/[.E$16] + [.D21]/[.F$16])" office:value-type="float" office:value="2.625" calcext:value-type="float">
            <text:p>2,63</text:p>
          </table:table-cell>
          <table:table-cell table:style-name="ce2" table:formula="of:=0.8*(1+[.E21]/[.A$16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6] + [.A22]/[.C$16] + [.B22]/[.D$16] + [.C22]/[.E$16] + [.D22]/[.F$16])" office:value-type="float" office:value="2.5" calcext:value-type="float">
            <text:p>2,50</text:p>
          </table:table-cell>
          <table:table-cell table:style-name="ce2" table:formula="of:=0.8*(1+[.E22]/[.A$16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6] + [.A23]/[.C$16] + [.B23]/[.D$16] + [.C23]/[.E$16] + [.D23]/[.F$16])" office:value-type="float" office:value="2.23404255319149" calcext:value-type="float">
            <text:p>2,23</text:p>
          </table:table-cell>
          <table:table-cell table:style-name="ce2" table:formula="of:=0.8*(1+[.E23]/[.A$16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6] + [.A24]/[.C$16] + [.B24]/[.D$16] + [.C24]/[.E$16] + [.D24]/[.F$16])" office:value-type="float" office:value="2.03640256959315" calcext:value-type="float">
            <text:p>2,04</text:p>
          </table:table-cell>
          <table:table-cell table:style-name="ce2" table:formula="of:=0.8*(1+[.E24]/[.A$16])" office:value-type="float" office:value="2.42912205567452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6] + [.A25]/[.C$16] + [.B25]/[.D$16] + [.C25]/[.E$16] + [.D25]/[.F$16])" office:value-type="float" office:value="1.856385945343" calcext:value-type="float">
            <text:p>1,86</text:p>
          </table:table-cell>
          <table:table-cell table:style-name="ce2" table:formula="of:=0.8*(1+[.E25]/[.A$16])" office:value-type="float" office:value="2.2851087562744" calcext:value-type="float">
            <text:p>2,29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6] + [.A26]/[.C$16] + [.B26]/[.D$16] + [.C26]/[.E$16] + [.D26]/[.F$16])" office:value-type="float" office:value="1.79298642533937" calcext:value-type="float">
            <text:p>1,79</text:p>
          </table:table-cell>
          <table:table-cell table:style-name="ce2" table:formula="of:=0.8*(1+[.E26]/[.A$16])" office:value-type="float" office:value="2.23438914027149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6] + [.A27]/[.C$16] + [.B27]/[.D$16] + [.C27]/[.E$16] + [.D27]/[.F$16])" office:value-type="float" office:value="1.65194302446772" calcext:value-type="float">
            <text:p>1,65</text:p>
          </table:table-cell>
          <table:table-cell table:style-name="ce2" table:formula="of:=0.8*(1+[.E27]/[.A$16])" office:value-type="float" office:value="2.12155441957417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6] + [.A28]/[.C$16] + [.B28]/[.D$16] + [.C28]/[.E$16] + [.D28]/[.F$16])" office:value-type="float" office:value="1.5" calcext:value-type="float">
            <text:p>1,50</text:p>
          </table:table-cell>
          <table:table-cell table:style-name="ce2" table:formula="of:=0.8*(1+[.E28]/[.A$16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6] + [.A29]/[.C$16] + [.B29]/[.D$16] + [.C29]/[.E$16] + [.D29]/[.F$16])" office:value-type="float" office:value="1.4" calcext:value-type="float">
            <text:p>1,40</text:p>
          </table:table-cell>
          <table:table-cell table:style-name="ce2" table:formula="of:=0.8*(1+[.E29]/[.A$16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6] + [.A30]/[.C$16] + [.B30]/[.D$16] + [.C30]/[.E$16] + [.D30]/[.F$16])" office:value-type="float" office:value="1.36363636363636" calcext:value-type="float">
            <text:p>1,36</text:p>
          </table:table-cell>
          <table:table-cell table:style-name="ce2" table:formula="of:=0.8*(1+[.E30]/[.A$16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6] + [.A31]/[.C$16] + [.B31]/[.D$16] + [.C31]/[.E$16] + [.D31]/[.F$16])" office:value-type="float" office:value="1.28048780487805" calcext:value-type="float">
            <text:p>1,28</text:p>
          </table:table-cell>
          <table:table-cell table:style-name="ce2" table:formula="of:=0.8*(1+[.E31]/[.A$16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6] + [.A32]/[.C$16] + [.B32]/[.D$16] + [.C32]/[.E$16] + [.D32]/[.F$16])" office:value-type="float" office:value="1.21301020408163" calcext:value-type="float">
            <text:p>1,21</text:p>
          </table:table-cell>
          <table:table-cell table:style-name="ce2" table:formula="of:=0.8*(1+[.E32]/[.A$16])" office:value-type="float" office:value="1.77040816326531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6] + [.A33]/[.C$16] + [.B33]/[.D$16] + [.C33]/[.E$16] + [.D33]/[.F$16])" office:value-type="float" office:value="1.14677002583979" calcext:value-type="float">
            <text:p>1,15</text:p>
          </table:table-cell>
          <table:table-cell table:style-name="ce2" table:formula="of:=0.8*(1+[.E33]/[.A$16])" office:value-type="float" office:value="1.7174160206718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6] + [.A34]/[.C$16] + [.B34]/[.D$16] + [.C34]/[.E$16] + [.D34]/[.F$16])" office:value-type="float" office:value="1.12225631342931" calcext:value-type="float">
            <text:p>1,12</text:p>
          </table:table-cell>
          <table:table-cell table:style-name="ce2" table:formula="of:=0.8*(1+[.E34]/[.A$16])" office:value-type="float" office:value="1.69780505074345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6] + [.A35]/[.C$16] + [.B35]/[.D$16] + [.C35]/[.E$16] + [.D35]/[.F$16])" office:value-type="float" office:value="1.06532454231212" calcext:value-type="float">
            <text:p>1,07</text:p>
          </table:table-cell>
          <table:table-cell table:style-name="ce2" table:formula="of:=0.8*(1+[.E35]/[.A$16])" office:value-type="float" office:value="1.6522596338497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3" table:number-columns-repeated="2"/>
          <table:table-cell/>
          <table:table-cell table:style-name="ce3"/>
          <table:table-cell table:number-columns-repeated="1019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.00.0000</text:date>, <text:time style:data-style-name="N2" text:time-value="10:11:46.2376735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1-12-02T14:03:24.498534924</dc:date>
    <meta:editing-duration>PT8H16M6S</meta:editing-duration>
    <meta:editing-cycles>62</meta:editing-cycles>
    <meta:generator>LibreOffice/7.2.2.2$Linux_X86_64 LibreOffice_project/02b2acce88a210515b4a5bb2e46cbfb63fe97d56</meta:generator>
    <meta:document-statistic meta:table-count="1" meta:cell-count="138" meta:object-count="0"/>
  </office:meta>
</office:document-meta>
</file>